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ZAGACETA RENGIFO, MARCOS LUI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OGESA</text:span></text:p>
            <text:p text:style-name="P7">Lin.Genet(Ped.1):<text:span text:style-name="T4">CODORNIZ</text:span></text:p>
            <text:p text:style-name="P7">Cant.Cajas(Ped 1):<text:span text:style-name="T4">1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8T22:10:3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